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Indd.xml" manifest:media-type="text/xml"/>
  <manifest:file-entry manifest:full-path="Basic/Publishing/unusedStyles.xml" manifest:media-type="text/xml"/>
  <manifest:file-entry manifest:full-path="Basic/Publishing/CleanManualFormat.xml" manifest:media-type="text/xml"/>
  <manifest:file-entry manifest:full-path="Basic/Publishing/pageBreaks.xml" manifest:media-type="text/xml"/>
  <manifest:file-entry manifest:full-path="Basic/Publishing/Toolbars.xml" manifest:media-type="text/xml"/>
  <manifest:file-entry manifest:full-path="Basic/Publishing/Libraries.xml" manifest:media-type="text/xml"/>
  <manifest:file-entry manifest:full-path="Basic/Publishing/Correction.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1" style:family="table">
      <style:table-properties style:width="170mm" table:align="margins"/>
    </style:style>
    <style:style style:name="Таблица1.A" style:family="table-column">
      <style:table-column-properties style:column-width="28.01mm" style:rel-column-width="10797*"/>
    </style:style>
    <style:style style:name="Таблица1.B" style:family="table-column">
      <style:table-column-properties style:column-width="85.32mm" style:rel-column-width="32889*"/>
    </style:style>
    <style:style style:name="Таблица1.C" style:family="table-column">
      <style:table-column-properties style:column-width="56.67mm" style:rel-column-width="21849*"/>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2" style:family="table">
      <style:table-properties style:width="170mm" table:align="margins"/>
    </style:style>
    <style:style style:name="Таблица2.A" style:family="table-column">
      <style:table-column-properties style:column-width="28.01mm" style:rel-column-width="10797*"/>
    </style:style>
    <style:style style:name="Таблица2.B" style:family="table-column">
      <style:table-column-properties style:column-width="85.32mm" style:rel-column-width="32889*"/>
    </style:style>
    <style:style style:name="Таблица2.C" style:family="table-column">
      <style:table-column-properties style:column-width="56.67mm" style:rel-column-width="21849*"/>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list-style-name="L1"/>
    <style:style style:name="P2"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fo:language="ru" fo:country="RU"/>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1" form:control-implementation="ooo:com.sun.star.form.component.CommandButton" xml:id="control1" form:id="control1" form:label="Установить макросы"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Libraries.copyCorrectionToGlobal?language=Basic&amp;location=document" xlink:type="simple"/>
            </office:event-listeners>
          </form:button>
          <form:button form:name="Кнопка 2" form:control-implementation="ooo:com.sun.star.form.component.CommandButton" xml:id="control2" form:id="control2" form:label="Установить панель редактора"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3" form:id="control3" form:label="Установить панель со всеми макросами"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Данный файл содержит макросы, нажмите на кнопки для их установки</text:p>
      <text:p text:style-name="Standard">
        <draw:control text:anchor-type="as-char" svg:y="-3.81mm" draw:z-index="0" draw:name="Фигура1" draw:style-name="gr1" draw:text-style-name="P2" svg:width="42.61mm" svg:height="5.95mm" draw:control="control1"/>
        <text:s text:c="7"/>
      </text:p>
      <text:p text:style-name="Text_20_body">Панель с макросами для редактора</text:p>
      <text:p text:style-name="Text_20_body">
        <draw:control text:anchor-type="as-char" svg:y="-4mm" draw:z-index="1" draw:name="Фигура1" draw:style-name="gr1" draw:text-style-name="P2" svg:width="63.47mm" svg:height="5.95mm" draw:control="control2"/>
        <text:s text:c="5"/>
      </text:p>
      <text:p text:style-name="Text_20_body">Если после нажатия на кнопки «Установить макросы» и «Установить панель» ничего не происходит (не появляется новая панель наверху), то необходимо разрешить макросы.</text:p>
      <text:p text:style-name="Text_20_body">Сделать это можно так:</text:p>
      <text:p text:style-name="Text_20_body">Открыть меню (наверху) Сервис, в нем нажать пункт Параметры, в открывшимся окне выбрать в меню Libreoffice пункт Безопасность. Нажать кнопку «Безопасность макросов», выбрать Средний, нажать Ок, еще раз Ок.</text:p>
      <text:p text:style-name="Text_20_body">После этого закройте данный документ и откройте его снова. При открытии возникнет предупреждение о безопасности. Нажмите «Включить макросы». После этого еще раз нажмите на кнопки«Установить макросы» и «Установить панель»</text:p>
      <text:p text:style-name="Text_20_body">Панель со всеми доступными макросами</text:p>
      <text:p text:style-name="Text_20_body">
        <draw:control text:anchor-type="as-char" svg:y="-3.83mm" draw:z-index="2" draw:name="Фигура1" draw:style-name="gr1" draw:text-style-name="P2" svg:width="97.71mm" svg:height="5.95mm" draw:control="control3"/>
        <text:s text:c="5"/>
      </text:p>
      <text:h text:style-name="Heading_20_1" text:outline-level="1">Документация по макросам</text:h>
      <text:h text:style-name="Heading_20_2" text:outline-level="2">Макросы на панели редактора</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Название</text:p>
          </table:table-cell>
          <table:table-cell table:style-name="Таблица1.A1" office:value-type="string">
            <text:p text:style-name="Table_20_Contents">Описание</text:p>
          </table:table-cell>
          <table:table-cell table:style-name="Таблица1.C1" office:value-type="string">
            <text:p text:style-name="Table_20_Contents">Путь макроса для выполнения по сочетанию клавиш</text:p>
          </table:table-cell>
        </table:table-row>
        <table:table-row>
          <table:table-cell table:style-name="Таблица1.A2" office:value-type="string">
            <text:p text:style-name="Table_20_Contents">Не юникод</text:p>
          </table:table-cell>
          <table:table-cell table:style-name="Таблица1.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1.C2" office:value-type="string">
            <text:p text:style-name="Table_20_Contents">Publishing.Correction.executeRemoveBadCharacters</text:p>
          </table:table-cell>
        </table:table-row>
        <table:table-row>
          <table:table-cell table:style-name="Таблица1.A2" office:value-type="string">
            <text:p text:style-name="Table_20_Contents">Фон</text:p>
          </table:table-cell>
          <table:table-cell table:style-name="Таблица1.A2" office:value-type="string">
            <text:p text:style-name="Table_20_Contents">Заменяет белый фон символов на прозрачный во всем документе</text:p>
          </table:table-cell>
          <table:table-cell table:style-name="Таблица1.C2" office:value-type="string">
            <text:p text:style-name="Table_20_Contents">Publishing.Correction.executeRemoveWhiteBackground</text:p>
          </table:table-cell>
        </table:table-row>
        <table:table-row>
          <table:table-cell table:style-name="Таблица1.A2" office:value-type="string">
            <text:p text:style-name="Table_20_Contents">Ошибки</text:p>
          </table:table-cell>
          <table:table-cell table:style-name="Таблица1.A2" office:value-type="string">
            <text:p text:style-name="Table_20_Contents">Предлагаются к исправлению (в отслеживаемых изменениях) следующие виды ошибок набора:</text:p>
            <text:list xml:id="list1896686678" text:style-name="L1">
              <text:list-item>
                <text:p text:style-name="P1">Множество последовательных пробелов заменяется на единственный</text:p>
              </text:list-item>
              <text:list-item>
                <text:p text:style-name="P1">Удаляются пробелы перед знаками пунктуации</text:p>
              </text:list-item>
              <text:list-item>
                <text:p text:style-name="P1">Тире между цифрами заменяется на цифровое тире</text:p>
              </text:list-item>
              <text:list-item>
                <text:p text:style-name="P1">Тире между словами заменяется на среднее тире</text:p>
              </text:list-item>
              <text:list-item>
                <text:p text:style-name="P1">Пробелы после открывания скобок или <text:soft-page-break/>кавычек удаляются</text:p>
              </text:list-item>
              <text:list-item>
                <text:p text:style-name="P1">Пробел между фамилией и последующими инициалами заменяется на неразрывный</text:p>
              </text:list-item>
              <text:list-item>
                <text:p text:style-name="P1">Пробел между инициалами и последующей фамилией заменяется на неразрывный</text:p>
              </text:list-item>
              <text:list-item>
                <text:p text:style-name="P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Пробел между с. 7 и т. 7 заменяется на неразрывный</text:p>
              </text:list-item>
              <text:list-item>
                <text:p text:style-name="P1">Пробел между серия 7, часть 7, том 7 заменяется на неразрывный</text:p>
              </text:list-item>
              <text:list-item>
                <text:p text:style-name="P1">Пробел между 1917 г. Заменяется на неразрывный, а при отсутсвии вставляется</text:p>
              </text:list-item>
            </text:list>
          </table:table-cell>
          <table:table-cell table:style-name="Таблица1.C2" office:value-type="string">
            <text:p text:style-name="Table_20_Contents">Publishing.Correction.executeMakeMeHappy</text:p>
          </table:table-cell>
        </table:table-row>
        <table:table-row>
          <table:table-cell table:style-name="Таблица1.A2" office:value-type="string">
            <text:p text:style-name="Table_20_Contents">Формат</text:p>
          </table:table-cell>
          <table:table-cell table:style-name="Таблица1.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Table_20_Contents">Все сноски переводятся в стиль Сноска.</text:p>
          </table:table-cell>
          <table:table-cell table:style-name="Таблица1.C2" office:value-type="string">
            <text:p text:style-name="Table_20_Contents">Publishing.CleanManualFormat.executeClean</text:p>
          </table:table-cell>
        </table:table-row>
        <table:table-row>
          <table:table-cell table:style-name="Таблица1.A2" office:value-type="string">
            <text:p text:style-name="Table_20_Contents">Пустые стили</text:p>
          </table:table-cell>
          <table:table-cell table:style-name="Таблица1.A2" office:value-type="string">
            <text:p text:style-name="Table_20_Contents">Удаляет неиспользуемые пользовательские стили, кроме стилей из шаблона статьи.</text:p>
          </table:table-cell>
          <table:table-cell table:style-name="Таблица1.C2" office:value-type="string">
            <text:p text:style-name="Table_20_Contents">Publishing.unusedStyles.executeRemoveUnusedStyles</text:p>
          </table:table-cell>
        </table:table-row>
        <table:table-row>
          <table:table-cell table:style-name="Таблица1.A2" office:value-type="string">
            <text:p text:style-name="Table_20_Contents">Goth2ArabicD</text:p>
          </table:table-cell>
          <table:table-cell table:style-name="Таблица1.A2" office:value-type="string">
            <text:p text:style-name="Table_20_Contents">Конвертирует все символы из шрифта WL LatinAllIn1Goth в шрифт ArabicD</text:p>
          </table:table-cell>
          <table:table-cell table:style-name="Таблица1.C2" office:value-type="string">
            <text:p text:style-name="Table_20_Contents">Publishing.Correction.executeGothToArabicD</text:p>
          </table:table-cell>
        </table:table-row>
        <table:table-row>
          <table:table-cell table:style-name="Таблица1.A2" office:value-type="string">
            <text:p text:style-name="Table_20_Contents">ArabicD2Goth</text:p>
          </table:table-cell>
          <table:table-cell table:style-name="Таблица1.A2" office:value-type="string">
            <text:p text:style-name="Table_20_Contents">Конвертирует все символы из шрифта ArabicD в шрифт WL LatinAllIn1Goth </text:p>
          </table:table-cell>
          <table:table-cell table:style-name="Таблица1.C2" office:value-type="string">
            <text:p text:style-name="Table_20_Contents">Publishing.Correction.executeArabicDToGoth</text:p>
          </table:table-cell>
        </table:table-row>
      </table:table>
      <text:p text:style-name="Text_20_body"/>
      <text:h text:style-name="Heading_20_2"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Table_20_Contents">Название</text:p>
          </table:table-cell>
          <table:table-cell table:style-name="Таблица2.A1" office:value-type="string">
            <text:p text:style-name="Table_20_Contents">Описание</text:p>
          </table:table-cell>
          <table:table-cell table:style-name="Таблица2.C1" office:value-type="string">
            <text:p text:style-name="Table_20_Contents">Путь макроса для выполнения по сочетанию клавиш</text:p>
          </table:table-cell>
        </table:table-row>
        <table:table-row>
          <table:table-cell table:style-name="Таблица2.A2" office:value-type="string">
            <text:p text:style-name="Table_20_Contents">__</text:p>
          </table:table-cell>
          <table:table-cell table:style-name="Таблица2.A2" office:value-type="string">
            <text:list xml:id="list154203466912455" text:continue-numbering="true" text:style-name="L1">
              <text:list-header>
                <text:p text:style-name="P1">Множество последовательных пробелов заменяется на единственный</text:p>
              </text:list-header>
            </text:list>
          </table:table-cell>
          <table:table-cell table:style-name="Таблица2.C2" office:value-type="string">
            <text:p text:style-name="Table_20_Contents">Publishing.Correction.executeRemoveConsequentSpaces</text:p>
          </table:table-cell>
        </table:table-row>
        <table:table-row>
          <table:table-cell table:style-name="Таблица2.A2" office:value-type="string">
            <text:p text:style-name="Table_20_Contents">!UTF</text:p>
          </table:table-cell>
          <table:table-cell table:style-name="Таблица2.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2.C2" office:value-type="string">
            <text:p text:style-name="Table_20_Contents">Publishing.Correction.executeRemoveBadCharacters</text:p>
          </table:table-cell>
        </table:table-row>
        <text:soft-page-break/>
        <table:table-row>
          <table:table-cell table:style-name="Таблица2.A2" office:value-type="string">
            <text:p text:style-name="Table_20_Contents">_!</text:p>
          </table:table-cell>
          <table:table-cell table:style-name="Таблица2.A2" office:value-type="string">
            <text:list xml:id="list154204183291838" text:continue-numbering="true" text:style-name="L1">
              <text:list-header>
                <text:p text:style-name="P1">Удаляются пробелы перед знаками пунктуации</text:p>
              </text:list-header>
            </text:list>
          </table:table-cell>
          <table:table-cell table:style-name="Таблица2.C2" office:value-type="string">
            <text:p text:style-name="Table_20_Contents">Publishing.Correction.executeRemoveSpacesBeforeStops</text:p>
          </table:table-cell>
        </table:table-row>
        <table:table-row>
          <table:table-cell table:style-name="Таблица2.A2" office:value-type="string">
            <text:p text:style-name="Table_20_Contents">№-№</text:p>
          </table:table-cell>
          <table:table-cell table:style-name="Таблица2.A2" office:value-type="string">
            <text:list xml:id="list154204590372832" text:continue-numbering="true" text:style-name="L1">
              <text:list-header>
                <text:p text:style-name="P1">Тире между цифрами заменяется на цифровое тире</text:p>
              </text:list-header>
            </text:list>
          </table:table-cell>
          <table:table-cell table:style-name="Таблица2.C2" office:value-type="string">
            <text:p text:style-name="Table_20_Contents">Publishing.Correction.executeNumericDashBetweenNumbers</text:p>
          </table:table-cell>
        </table:table-row>
        <table:table-row>
          <table:table-cell table:style-name="Таблица2.A2" office:value-type="string">
            <text:p text:style-name="Table_20_Contents">а - а</text:p>
          </table:table-cell>
          <table:table-cell table:style-name="Таблица2.A2" office:value-type="string">
            <text:list xml:id="list154203632617965" text:continue-numbering="true" text:style-name="L1">
              <text:list-header>
                <text:p text:style-name="P1">Тире между словами заменяется на среднее тире</text:p>
              </text:list-header>
            </text:list>
          </table:table-cell>
          <table:table-cell table:style-name="Таблица2.C2" office:value-type="string">
            <text:p text:style-name="Table_20_Contents">Publishing.Correction.executeReplaceLongDashWithSpacesBetweenWords</text:p>
          </table:table-cell>
        </table:table-row>
        <table:table-row>
          <table:table-cell table:style-name="Таблица2.A2" office:value-type="string">
            <text:p text:style-name="Table_20_Contents">(_</text:p>
          </table:table-cell>
          <table:table-cell table:style-name="Таблица2.A2" office:value-type="string">
            <text:list xml:id="list154204279125678" text:continue-numbering="true" text:style-name="L1">
              <text:list-header>
                <text:p text:style-name="P1">Пробелы после открывания скобок или кавычек удаляются</text:p>
              </text:list-header>
            </text:list>
          </table:table-cell>
          <table:table-cell table:style-name="Таблица2.C2" office:value-type="string">
            <text:p text:style-name="Table_20_Contents">Publishing.Correction.executeRemoveSpacesAfterOpenedQuoteOrBracket</text:p>
          </table:table-cell>
        </table:table-row>
        <table:table-row>
          <table:table-cell table:style-name="Таблица2.A2" office:value-type="string">
            <text:p text:style-name="Table_20_Contents">Фам_И.О.</text:p>
          </table:table-cell>
          <table:table-cell table:style-name="Таблица2.A2" office:value-type="string">
            <text:list xml:id="list154204057887422" text:continue-numbering="true" text:style-name="L1">
              <text:list-header>
                <text:p text:style-name="P1">Пробел между фамилией и последующими инициалами заменяется на неразрывный</text:p>
              </text:list-header>
            </text:list>
          </table:table-cell>
          <table:table-cell table:style-name="Таблица2.C2" office:value-type="string">
            <text:p text:style-name="Table_20_Contents">Publishing.Correction.executeNonBreakingSpaceBetweenLastnameAndInitials</text:p>
          </table:table-cell>
        </table:table-row>
        <table:table-row>
          <table:table-cell table:style-name="Таблица2.A2" office:value-type="string">
            <text:p text:style-name="Table_20_Contents">И.О._Фам</text:p>
          </table:table-cell>
          <table:table-cell table:style-name="Таблица2.A2" office:value-type="string">
            <text:list xml:id="list154203796136174" text:continue-numbering="true" text:style-name="L1">
              <text:list-header>
                <text:p text:style-name="P1">Пробел между инициалами и последующей фамилией заменяется на неразрывный</text:p>
              </text:list-header>
            </text:list>
          </table:table-cell>
          <table:table-cell table:style-name="Таблица2.C2" office:value-type="string">
            <text:p text:style-name="Table_20_Contents">Publishing.Correction.executeNonBreakingSpaceBetweenInitialsAndLastName</text:p>
          </table:table-cell>
        </table:table-row>
        <table:table-row>
          <table:table-cell table:style-name="Таблица2.A2" office:value-type="string">
            <text:p text:style-name="Table_20_Contents">и_т._д.</text:p>
          </table:table-cell>
          <table:table-cell table:style-name="Таблица2.A2" office:value-type="string">
            <text:list xml:id="list154203900434725" text:continue-numbering="true" text:style-name="L1">
              <text:list-header>
                <text:p text:style-name="P1">Пробелы между и т. д., и т. п., т. к., т. п., т. е., т. н., заменяются на неразрывные. При отсутствии пробелов между т.д. т.п. т.к. т.е. т. н. они вставляются</text:p>
              </text:list-header>
            </text:list>
          </table:table-cell>
          <table:table-cell table:style-name="Таблица2.C2" office:value-type="string">
            <text:p text:style-name="Table_20_Contents">Publishing.Correction.executeNonBreakingSpaceBetweenEtc</text:p>
          </table:table-cell>
        </table:table-row>
        <table:table-row>
          <table:table-cell table:style-name="Таблица2.A2" office:value-type="string">
            <text:p text:style-name="Table_20_Contents">с|том</text:p>
          </table:table-cell>
          <table:table-cell table:style-name="Таблица2.A2" office:value-type="string">
            <text:list xml:id="list154205080482695" text:continue-numbering="true" text:style-name="L1">
              <text:list-header>
                <text:p text:style-name="P1">Пробел между с. 7 и т. 7 заменяется на неразрывный</text:p>
              </text:list-header>
            </text:list>
          </table:table-cell>
          <table:table-cell table:style-name="Таблица2.C2" office:value-type="string">
            <text:p text:style-name="Table_20_Contents">Publishing.Correction.executeNonBreakingSpaceAfterPageOrVolume</text:p>
          </table:table-cell>
        </table:table-row>
        <table:table-row>
          <table:table-cell table:style-name="Таблица2.A2" office:value-type="string">
            <text:p text:style-name="Table_20_Contents">т._№</text:p>
          </table:table-cell>
          <table:table-cell table:style-name="Таблица2.A2" office:value-type="string">
            <text:list xml:id="list154204426800620" text:continue-numbering="true" text:style-name="L1">
              <text:list-header>
                <text:p text:style-name="P1">Пробел между том. 7 заменяется на неразрывный</text:p>
              </text:list-header>
            </text:list>
          </table:table-cell>
          <table:table-cell table:style-name="Таблица2.C2" office:value-type="string">
            <text:p text:style-name="Table_20_Contents">Publishing.Correction.executeNonBreakingSpaceBetweenVol</text:p>
          </table:table-cell>
        </table:table-row>
        <table:table-row>
          <table:table-cell table:style-name="Таблица2.A2" office:value-type="string">
            <text:p text:style-name="Table_20_Contents">с._№</text:p>
          </table:table-cell>
          <table:table-cell table:style-name="Таблица2.A2" office:value-type="string">
            <text:list xml:id="list154204968835757" text:continue-numbering="true" text:style-name="L1">
              <text:list-header>
                <text:p text:style-name="P1">Пробелы между с. 7 и серия 7 заменяются на неразрывные</text:p>
              </text:list-header>
            </text:list>
          </table:table-cell>
          <table:table-cell table:style-name="Таблица2.C2" office:value-type="string">
            <text:p text:style-name="Table_20_Contents">Publishing.Correction.executeNonBreakingSpaceBetweenSeries</text:p>
          </table:table-cell>
        </table:table-row>
        <table:table-row>
          <table:table-cell table:style-name="Таблица2.A2" office:value-type="string">
            <text:p text:style-name="Table_20_Contents">ч._№</text:p>
          </table:table-cell>
          <table:table-cell table:style-name="Таблица2.A2" office:value-type="string">
            <text:list xml:id="list154203958009450" text:continue-numbering="true" text:style-name="L1">
              <text:list-header>
                <text:p text:style-name="P1">Пробелы между ч. 7 и часть 7 заменяются на неразрывные</text:p>
              </text:list-header>
            </text:list>
          </table:table-cell>
          <table:table-cell table:style-name="Таблица2.C2" office:value-type="string">
            <text:p text:style-name="Table_20_Contents">Publishing.Correction.executeNonBreakingSpaceBetweenPart</text:p>
          </table:table-cell>
        </table:table-row>
        <table:table-row>
          <table:table-cell table:style-name="Таблица2.A2" office:value-type="string">
            <text:p text:style-name="Table_20_Contents">г._№</text:p>
          </table:table-cell>
          <table:table-cell table:style-name="Таблица2.A2" office:value-type="string">
            <text:list xml:id="list154203058727527" text:continue-numbering="true" text:style-name="L1">
              <text:list-header>
                <text:p text:style-name="P1">Пробел между 1917 г. Заменяется на неразрывный, а при отсутсвии вставляется</text:p>
              </text:list-header>
            </text:list>
          </table:table-cell>
          <table:table-cell table:style-name="Таблица2.C2" office:value-type="string">
            <text:p text:style-name="Table_20_Contents">Publishing.Correction.executeNonBreakingSpaceBetweenYear</text:p>
          </table:table-cell>
        </table:table-row>
        <table:table-row>
          <table:table-cell table:style-name="Таблица2.A2" office:value-type="string">
            <text:p text:style-name="Table_20_Contents">Фон</text:p>
          </table:table-cell>
          <table:table-cell table:style-name="Таблица2.A2" office:value-type="string">
            <text:p text:style-name="Table_20_Contents">Заменяет белый фон символов на прозрачный во всем документе</text:p>
          </table:table-cell>
          <table:table-cell table:style-name="Таблица2.C2" office:value-type="string">
            <text:p text:style-name="Table_20_Contents">Publishing.Correction.executeRemoveWhiteBackground</text:p>
          </table:table-cell>
        </table:table-row>
        <table:table-row>
          <table:table-cell table:style-name="Таблица2.A2" office:value-type="string">
            <text:p text:style-name="Table_20_Contents">Разрыв со сжатием</text:p>
          </table:table-cell>
          <table:table-cell table:style-name="Таблица2.A2" office:value-type="string">
            <text:p text:style-name="Table_20_Contents">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hrinkPageContent</text:p>
          </table:table-cell>
        </table:table-row>
        <table:table-row>
          <table:table-cell table:style-name="Таблица2.A2" office:value-type="string">
            <text:p text:style-name="Table_20_Contents">Разрыв</text:p>
          </table:table-cell>
          <table:table-cell table:style-name="Таблица2.A2" office:value-type="string">
            <text:p text:style-name="Table_20_Contents">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plitPages</text:p>
          </table:table-cell>
        </table:table-row>
        <table:table-row>
          <table:table-cell table:style-name="Таблица2.A2" office:value-type="string">
            <text:p text:style-name="Table_20_Contents">Ошибки</text:p>
          </table:table-cell>
          <table:table-cell table:style-name="Таблица2.A2" office:value-type="string">
            <text:p text:style-name="Table_20_Contents">Предлагаются к исправлению (в отслеживаемых изменениях) следующие виды ошибок набора:</text:p>
            <text:list xml:id="list154204907029628" text:continue-list="list154203058727527" text:style-name="L1">
              <text:list-item text:start-value="1">
                <text:p text:style-name="P1"><text:soft-page-break/>Множество последовательных пробелов заменяется на единственный</text:p>
              </text:list-item>
              <text:list-item>
                <text:p text:style-name="P1">Удаляются пробелы перед знаками пунктуации</text:p>
              </text:list-item>
              <text:list-item>
                <text:p text:style-name="P1">Тире между цифрами заменяется на цифровое тире</text:p>
              </text:list-item>
              <text:list-item>
                <text:p text:style-name="P1">Тире между словами заменяется на среднее тире</text:p>
              </text:list-item>
              <text:list-item>
                <text:p text:style-name="P1">Пробелы после открывания скобок или кавычек удаляются</text:p>
              </text:list-item>
              <text:list-item>
                <text:p text:style-name="P1">Пробел между фамилией и последующими инициалами заменяется на неразрывный</text:p>
              </text:list-item>
              <text:list-item>
                <text:p text:style-name="P1">Пробел между инициалами и последующей фамилией заменяется на неразрывный</text:p>
              </text:list-item>
              <text:list-item>
                <text:p text:style-name="P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Пробел между с. 7 и т. 7 заменяется на неразрывный</text:p>
              </text:list-item>
              <text:list-item>
                <text:p text:style-name="P1">Пробел между серия 7, часть 7, том 7 заменяется на неразрывный</text:p>
              </text:list-item>
              <text:list-item>
                <text:p text:style-name="P1">Пробел между 1917 г. Заменяется на неразрывный, а при отсутсвии вставляется</text:p>
              </text:list-item>
            </text:list>
          </table:table-cell>
          <table:table-cell table:style-name="Таблица2.C2" office:value-type="string">
            <text:p text:style-name="Table_20_Contents">Publishing.Correction.executeMakeMeHappy</text:p>
          </table:table-cell>
        </table:table-row>
        <table:table-row>
          <table:table-cell table:style-name="Таблица2.A2" office:value-type="string">
            <text:p text:style-name="Table_20_Contents">Формат</text:p>
          </table:table-cell>
          <table:table-cell table:style-name="Таблица2.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от 1 до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able:table-cell>
          <table:table-cell table:style-name="Таблица2.C2" office:value-type="string">
            <text:p text:style-name="Table_20_Contents">Publishing.CleanManualFormat.executeClean</text:p>
          </table:table-cell>
        </table:table-row>
        <table:table-row>
          <table:table-cell table:style-name="Таблица2.A2" office:value-type="string">
            <text:p text:style-name="Table_20_Contents">Goth2ArabicD</text:p>
          </table:table-cell>
          <table:table-cell table:style-name="Таблица2.A2" office:value-type="string">
            <text:p text:style-name="Table_20_Contents">Конвертирует все символы из шрифта WL LatinAllIn1Goth в шрифт ArabicD</text:p>
          </table:table-cell>
          <table:table-cell table:style-name="Таблица2.C2" office:value-type="string">
            <text:p text:style-name="Table_20_Contents">Publishing.Correction.executeGothToArabicD</text:p>
          </table:table-cell>
        </table:table-row>
        <table:table-row>
          <table:table-cell table:style-name="Таблица2.A2" office:value-type="string">
            <text:p text:style-name="Table_20_Contents">ArabicD2Goth</text:p>
          </table:table-cell>
          <table:table-cell table:style-name="Таблица2.A2" office:value-type="string">
            <text:p text:style-name="Table_20_Contents">Конвертирует все символы из шрифта ArabicD в шрифт WL LatinAllIn1Goth </text:p>
          </table:table-cell>
          <table:table-cell table:style-name="Таблица2.C2" office:value-type="string">
            <text:p text:style-name="Table_20_Contents">Publishing.Correction.executeArabicDToGoth</text:p>
          </table:table-cell>
        </table:table-row>
        <table:table-row>
          <table:table-cell table:style-name="Таблица2.A2" office:value-type="string">
            <text:p text:style-name="Table_20_Contents">Пустые стили</text:p>
          </table:table-cell>
          <table:table-cell table:style-name="Таблица2.A2" office:value-type="string">
            <text:p text:style-name="Table_20_Contents">Удаляет неиспользуемые пользовательские стили, кроме стилей из шаблона статьи.</text:p>
          </table:table-cell>
          <table:table-cell table:style-name="Таблица2.C2" office:value-type="string">
            <text:p text:style-name="Table_20_Contents">Publishing.unusedStyles.executeRemoveUnusedStyles</text:p>
          </table:table-cell>
        </table:table-row>
        <table:table-row>
          <table:table-cell table:style-name="Таблица2.A2" office:value-type="string">
            <text:p text:style-name="Table_20_Contents">ШрифтыВстили</text:p>
          </table:table-cell>
          <table:table-cell table:style-name="Таблица2.A2" office:value-type="string">
            <text:p text:style-name="Table_20_Contents">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Table_20_Contents">Publishing.CleanManualFormat.executeReplaceFonts</text:p>
          </table:table-cell>
        </table:table-row>
        <table:table-row>
          <table:table-cell table:style-name="Таблица2.A2" office:value-type="string">
            <text:p text:style-name="Table_20_Contents">СтилиСносок</text:p>
          </table:table-cell>
          <table:table-cell table:style-name="Таблица2.A2" office:value-type="string">
            <text:p text:style-name="Table_20_Contents">Назначить всем сноскам стиль Сноска</text:p>
          </table:table-cell>
          <table:table-cell table:style-name="Таблица2.C2" office:value-type="string">
            <text:p text:style-name="Table_20_Contents">Publishing.CleanManualFormat.NotesCleanStyle</text:p>
          </table:table-cell>
        </table:table-row>
      </table:table>
      <text:p text:style-name="Standard">
        <text:span text:style-name="Strong_20_Emphasis">
          <text:span text:style-name="T1"/>
        </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1DT10H8M43S</meta:editing-duration>
    <meta:editing-cycles>532</meta:editing-cycles>
    <meta:generator>LibreOffice/6.0.1.1$Linux_X86_64 LibreOffice_project/60bfb1526849283ce2491346ed2aa51c465abfe6</meta:generator>
    <dc:date>2018-06-24T15:42:02.775278931</dc:date>
    <meta:document-statistic meta:table-count="2" meta:image-count="0" meta:object-count="0" meta:page-count="4" meta:paragraph-count="135" meta:word-count="905" meta:character-count="7571" meta:non-whitespace-character-count="6801"/>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toTextAll
executeReplaceFonts
ClearDirectFormat
toStyleAll
NotesCleanStyle
executeRemoveUnusedStyles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Text = ThisComponent.Text
oViewCursor = ThisComponent.CurrentController.getViewCursor()
oTextCursor = o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allNotes= thisComponent.FootNotes
for x = 0 to allNotes.Count -1
  aNote = allNotes.getByIndex(x)
  footNoteText = aNote.getText()
  oTextcursor = footNoteText.createTextCursor()
  oViewCursor.gotoRange(oTextcursor.getStart(),false) 
  oViewCursor.gotoEnd(true)
  dispatcher.executeDispatch(document, ".uno:ResetAttributes", "", 0, Array())
next
oViewCursor.gotoStart(false)
End Sub


Sub toTextBold
Dim SrchAttributes(0) as new com.sun.star.beans.PropertyValue
Dim ReplAttributes(0) as new com.sun.star.beans.PropertyValue
SrchAttributes(0).Name = "CharWeight"
SrchAttributes(0).Value = com.sun.star.awt.FontWeight.BOLD
SearchString = "(.*)"
oReplaceString = "&lt;bold&gt;$1&lt;/bold&gt;"
ReplaceFormatting(SearchString,oReplaceString,SrchAttributes,ReplAttributes, true)
End Sub

Sub toTextItalic
Dim SrchAttributes(0) as new com.sun.star.beans.PropertyValue
Dim ReplAttributes(0) as new com.sun.star.beans.PropertyValue
SrchAttributes(0).Name = "CharPosture"
SrchAttributes(0).Value = com.sun.star.awt.FontSlant.ITALIC
SearchString = "(.*)"
oReplaceString = "&lt;italic&gt;$1&lt;/italic&gt;"
ReplaceFormatting(SearchString,oReplaceString,SrchAttributes,ReplAttributes, true)
End Sub

Sub toTextStrikeout
Dim SrchAttributes(0) as new com.sun.star.beans.PropertyValue
Dim ReplAttributes(0) as new com.sun.star.beans.PropertyValue
SrchAttributes(0).Name = "CharStrikeout"
SrchAttributes(0).Value = com.sun.star.awt.FontStrikeout.SINGLE
SearchString = "(.*)"
oReplaceString = "&lt;strikeout&gt;$1&lt;/strikeout&gt;"
ReplaceFormatting(SearchString,oReplaceString,SrchAttributes,ReplAttributes, true)
End Sub

Sub toTextUnderline
Dim SrchAttributes(0) as new com.sun.star.beans.PropertyValue
Dim ReplAttributes(0) as new com.sun.star.beans.PropertyValue
SrchAttributes(0).Name = "CharUnderline"
SrchAttributes(0).Value = com.sun.star.awt.FontUnderline.SINGLE
SearchString = "(.*)"
oReplaceString = "&lt;underline&gt;$1&lt;/underline&gt;"
ReplaceFormatting(SearchString,oReplaceString,SrchAttributes,ReplAttributes, true)
End Sub

Sub toTextSuper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perscript&gt;$1&lt;/superscript&gt;"
ReplaceFormatting(SearchString,oReplaceString,SrchAttributes,ReplAttributes, true)
End Sub

Sub toTextSub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bscript&gt;$1&lt;/subscript&gt;"
ReplaceFormatting(SearchString,oReplaceString,SrchAttributes,ReplAttributes, true)
End Sub

Sub toTextSparce

Dim SrchAttributes(0) as new com.sun.star.beans.PropertyValue
Dim ReplAttributes(0) as new com.sun.star.beans.PropertyValue

For i=35 To 71 
	SrchAttributes(0).Name = "CharKerning"
	SearchString = "(.*)"
	SrchAttributes(0).Value = i
	oReplaceString = "&lt;sparce" &amp; i &amp; "&gt;$1&lt;/sparce&gt;"
	ReplaceFormatting(SearchString,oReplaceString,SrchAttributes,ReplAttributes, true)
Next


End Sub

Sub toStyleBold
Dim SrchAttributes(0) as new com.sun.star.beans.PropertyValue
Dim ReplAttributes(0) as new com.sun.star.beans.PropertyValue
ReplAttributes(0).Name = "CharWeight"
ReplAttributes(0).Value = com.sun.star.awt.FontWeight.BOLD
SearchString = "&lt;bold&gt;(.*?)&lt;/bold&gt;"
oReplaceString = "$1"
ReplaceFormatting(SearchString,oReplaceString,SrchAttributes,ReplAttributes, true)
End Sub

Sub toStyleItalic
Dim SrchAttributes(0) as new com.sun.star.beans.PropertyValue
Dim ReplAttributes(0) as new com.sun.star.beans.PropertyValue
ReplAttributes(0).Name = "CharPosture"
ReplAttributes(0).Value = com.sun.star.awt.FontSlant.ITALIC
SearchString = "&lt;italic&gt;(.*?)&lt;/italic&gt;"
oReplaceString = "$1"
ReplaceFormatting(SearchString,oReplaceString,SrchAttributes,ReplAttributes, true)
End Sub

Sub toStyleStrikeout
Dim SrchAttributes(0) as new com.sun.star.beans.PropertyValue
Dim ReplAttributes(0) as new com.sun.star.beans.PropertyValue
ReplAttributes(0).Name = "CharStrikeout"
ReplAttributes(0).Value = com.sun.star.awt.FontStrikeout.SINGLE
SearchString = "&lt;strikeout&gt;(.*?)&lt;/strikeout&gt;"
oReplaceString = "$1"
ReplaceFormatting(SearchString,oReplaceString,SrchAttributes,ReplAttributes, true)
End Sub


Sub toStyleUnderline
Dim SrchAttributes(0) as new com.sun.star.beans.PropertyValue
Dim ReplAttributes(0) as new com.sun.star.beans.PropertyValue
ReplAttributes(0).Name = "CharUnderline"
ReplAttributes(0).Value = com.sun.star.awt.FontUnderline.SINGLE
SearchString = "&lt;underline&gt;(.*?)&lt;/underline&gt;"
oReplaceString = "$1"
ReplaceFormatting(SearchString,oReplaceString,SrchAttributes,ReplAttributes, true)
End Sub


Sub toStyleSuperscript
Dim SrchAttributes(1) as new com.sun.star.beans.PropertyValue
Dim ReplAttributes(1) as new com.sun.star.beans.PropertyValue
ReplAttributes(0).Name = "CharEscapementHeight"
ReplAttributes(0).Value = 58
ReplAttributes(1).Name = "CharEscapement"
ReplAttributes(1).Value = 101
SearchString = "&lt;superscript&gt;(.*?)&lt;/superscript&gt;"
oReplaceString = "$1"
ReplaceFormatting(SearchString,oReplaceString,SrchAttributes,ReplAttributes, true)
End Sub

Sub toStyleSubscript
Dim SrchAttributes(1) as new com.sun.star.beans.PropertyValue
Dim ReplAttributes(1) as new com.sun.star.beans.PropertyValue
ReplAttributes(0).Name = "CharEscapementHeight"
ReplAttributes(0).Value = 58
ReplAttributes(1).Name = "CharEscapement"
ReplAttributes(1).Value = -101
SearchString = "&lt;subscript&gt;(.*?)&lt;/subscript&gt;"
oReplaceString = "$1"
ReplaceFormatting(SearchString,oReplaceString,SrchAttributes,ReplAttributes, true)
End Sub

Sub toStyleSparce
Dim SrchAttributes(0) as new com.sun.star.beans.PropertyValue
Dim ReplAttributes(0) as new com.sun.star.beans.PropertyValue
ReplAttributes(0).Name = "CharKerning"
oReplaceString = "$1"
For i=35 To 71 
	ReplAttributes(0).Value = i
	SearchString = "&lt;sparce" &amp; i &amp; "&gt;(.*?)&lt;/sparce&gt;"
	ReplaceFormatting(SearchString,oReplaceString,SrchAttributes,ReplAttributes, true)
Next 
End Sub

Sub toTextAll
toTextBold
toTextItalic
toTextStrikeout
toTextUnderline
toTextSuperscript
toTextSubscript
toTextSparce
End Sub

Sub toStyleAll
toStyleSparce
toStyleSuperscript
toStyleSubscript
toStyleUnderline
toStyleStrikeout
toStyleItalic
toStyleBold
End Sub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Times New Roman"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C,oStart,oEnd,oFind,FandR
oDoc = ThisComponent 
oText = oDoc.Text
Footnotes = oDoc.Footnotes
oVC = oDoc.CurrentController.getViewCursor
oStart = oText.createTextCursorByRange(oVC.Start)
FandR = oDoc.createReplaceDescriptor
With FandR
  .SearchString = SearchString
  .ReplaceString = oReplaceString
  .SearchRegularExpression=True
  .searchAll=True
End With
If Not oVC.isCollapsed then 
  oEnd = oText.createTextCursorByRange(oVC.End)
End If
If isEmpty(oEnd) then 'Do whole document.
  oDoc.replaceAll(FandR)
Else 'Do selection.
  Do
    oFind = oDoc.FindNext(oStart.End,FandR)
    If isNull(oFind) then
      Exit Do
    End If
    If o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executeGothToArabicD

Dim SrchAttributes(0) as new com.sun.star.beans.PropertyValue
Dim ReplAttributes(0) as new com.sun.star.beans.PropertyValue
SrchAttributes(0).Name = "CharFontName"
SrchAttributes(0).Value = "WL LatinAllIn1Goth"
ReplAttributes(0).Name = "CharFontName"
ReplAttributes(0).Value = "ArabicD"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ArabicD"
SearchString = "\uF0F1"
oReplaceString = "́"
ReplaceFormatting(SearchString,oReplaceString,SrchAttributes,ReplAttributes, false)
ReplaceFormatting(SearchString,oReplaceString,SrchAttributes,ReplAttributes, true)

substituteCharNameInStyles( "WL LatinAllIn1Goth","ArabicD")
End Sub

Sub fixSpaces
Dim SrchAttributes(0) as new com.sun.star.beans.PropertyValue
Dim ReplAttributes(0) as new com.sun.star.beans.PropertyValue
ReplAttributes(0).Name = "CharFontName"
ReplAttributes(0).Value = "Times New Roman"
SearchString = "\u0020"
oReplaceString = " "
ReplaceFormatting(SearchString,oReplaceString,SrchAttributes,ReplAttributes, false)
ReplaceFormatting(SearchString,oReplaceString,SrchAttributes,ReplAttributes, true)

ReplAttributes(0).Name = "CharFontName"
ReplAttributes(0).Value = "Times New Roman"
SearchString = "\u00A0"
oReplaceString = " "
ReplaceFormatting(SearchString,oReplaceString,SrchAttributes,ReplAttributes, false)
ReplaceFormatting(SearchString,oReplaceString,SrchAttributes,ReplAttributes, true)

End Sub

Sub badGothToArabicD
Dim SrchAttributes(0) as new com.sun.star.beans.PropertyValue
Dim ReplAttributes(0) as new com.sun.star.beans.PropertyValue
ReplAttributes(0).Name = "CharFontName"
ReplAttributes(0).Value = "ArabicD"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executeArabicDToGoth
Dim SrchAttributes(0) as new com.sun.star.beans.PropertyValue
Dim ReplAttributes(0) as new com.sun.star.beans.PropertyValue
SrchAttributes(0).Name = "CharFontName"
SrchAttributes(0).Value = "ArabicD"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ArabicD","WL LatinAllIn1Goth")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ubstituteCharNameInStyles(oldFont,newFont)
Dim oDoc as Object
Dim fontNames As String
fontNames = ""
oDoc = ThisComponent
oFamilies = thiscomponent.StyleFamilies
sElements() = oFamilies.getElementNames()
For i = 0 to uBound(sElements()) -5
  oFamily = oFamilies.getByName(sElements(i))
nameff = sElements(i)
  For j = 0 to oFamily.getCount -1
    oStyle = oFamily.getByIndex(j)
    fontName = oStyle.CharFontName
    fontNames = fontNames + fontName
    If fontName = oldFont Then
    oStyle.CharFontName = newFont

    Endif

  
  Next
Next
End Sub


Sub TimesArabicToAriabicD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End Sub


Sub searchAndReplaceDiffFonts(badSymbol As String,firstPart  As String,secondPart  As String)
document   = ThisComponent.CurrentController.Frame
dispatcher = createUnoService("com.sun.star.frame.DispatchHelper")
oVC = thisComponent.getCurrentController.getViewCursor
oVC.jumpToFirstPage
Dim args(0) as new com.sun.star.beans.PropertyValue

rem Turn off tracking changes to prevent infinite
args(0).Name = "TrackChanges"
args(0).Value = false
dispatcher.executeDispatch(document, ".uno:TrackChanges", "", 0, args())

Dim oSearch
Dim oTextCursor As Object 
Dim oViewCursor As Object
Dim lineIndent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C = thisComponent.getCurrentController.getViewCursor
oVC.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Toolbar"
toolbarDescription = "Панель исправлений"
CreateWriterToolbar(toolbarName,toolbarDescription)
End Sub

Sub createCorrectionToolbarForEditors
Dim toolbarName$
Dim tollbarDescription$

toolbarName = "correctionToolbar"
toolbarDescription = "Панель исправлений"
CreateWriterEditorToolbar(toolbarName,toolbarDescription)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Create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REM *** Create a button for our new custom toolbar
 ' sCmdID   = "vnd.sun.star.script:Publishing.Correction.executeRemoveConsequentSpaces?language=Basic&amp;location=application"
 ' sCmdLable = "__"
 ' nCount = 0
 ' oToolbarItem = CreateSimpleToolbarItem( sCmdID, sCmdLable )
 ' oTBSettings.insertByIndex( nCount, oToolbarItem )
  
  sCmdID   = "vnd.sun.star.script:Publishing.Correction.executeRemoveBadCharacters?language=Basic&amp;location=application"
  sCmdLable = "!UTF"
  nCount = 0
  oToolbarItem = CreateSimpleToolbarItem( sCmdID, sCmdLable )
  oTBSettings.insertByIndex( nCount, oToolbarItem )
  
 ' sCmdID   = "vnd.sun.star.script:Publishing.Correction.executeRemoveSpacesBeforeStops?language=Basic&amp;location=application"
 ' sCmdLable = "_!"
 ' nCount = 2
 ' oToolbarItem = CreateSimpleToolbarItem( sCmdID, sCmdLable )
 ' oTBSettings.insertByIndex( nCount, oToolbarItem )
  
 ' sCmdID   = "vnd.sun.star.script:Publishing.Correction.executeNumericDashBetweenNumbers?language=Basic&amp;location=application"
 ' sCmdLable = "№-№"
 ' nCount = 3
 ' oToolbarItem = CreateSimpleToolbarItem( sCmdID, sCmdLable )
 ' oTBSettings.insertByIndex( nCount, oToolbarItem )
  
 ' sCmdID   = "vnd.sun.star.script:Publishing.Correction.executeReplaceLongDashWithSpacesBetweenWords?language=Basic&amp;location=application"
 ' sCmdLable = "а — а"
 ' nCount = 4
 ' oToolbarItem = CreateSimpleToolbarItem( sCmdID, sCmdLable )
 ' oTBSettings.insertByIndex( nCount, oToolbarItem )
  
 ' sCmdID   = "vnd.sun.star.script:Publishing.Correction.executeRemoveSpacesAfterOpenedQuoteOrBracket?language=Basic&amp;location=application"
 ' sCmdLable = "(_"
 ' nCount = 5
 ' oToolbarItem = CreateSimpleToolbarItem( sCmdID, sCmdLable )
 ' oTBSettings.insertByIndex( nCount, oToolbarItem )
  
 ' sCmdID   = "vnd.sun.star.script:Publishing.Correction.executeNonBreakingSpaceBetweenLastnameAndInitials?language=Basic&amp;location=application"
 ' sCmdLable = "Фам_И.О."
 ' nCount = 6
 ' oToolbarItem = CreateSimpleToolbarItem( sCmdID, sCmdLable )
 ' oTBSettings.insertByIndex( nCount, oToolbarItem )
  
 ' sCmdID   = "vnd.sun.star.script:Publishing.Correction.executeNonBreakingSpaceBetweenInitialsAndLastName?language=Basic&amp;location=application"
 ' sCmdLable = "И.О._Фам"
 ' nCount = 7
 ' oToolbarItem = CreateSimpleToolbarItem( sCmdID, sCmdLable )
 ' oTBSettings.insertByIndex( nCount, oToolbarItem )
  
 ' sCmdID   = "vnd.sun.star.script:Publishing.Correction.executeNonBreakingSpaceBetweenEtc?language=Basic&amp;location=application"
 ' sCmdLable = "и_т._д."
 ' nCount = 8
 ' oToolbarItem = CreateSimpleToolbarItem( sCmdID, sCmdLable )
 ' oTBSettings.insertByIndex( nCount, oToolbarItem )
  
''  sCmdID   = "vnd.sun.star.script:Publishing.Correction.executeNonBreakingSpaceAfterPageOrVolume?language=Basic&amp;location=application"
''  sCmdLable = "c|том"
''  nCount = 9
''  oToolbarItem = CreateSimpleToolbarItem( sCmdID, sCmdLable )
''  oTBSettings.insertByIndex( nCount, oToolbarItem )
  
'  sCmdID   = "vnd.sun.star.script:Publishing.Correction.executeNonBreakingSpaceBetweenVol?language=Basic&amp;location=application"
'  sCmdLable = "т._№"
'  nCount = 9
'  oToolbarItem = CreateSimpleToolbarItem( sCmdID, sCmdLable )
'  oTBSettings.insertByIndex( nCount, oToolbarItem )
  
'  sCmdID   = "vnd.sun.star.script:Publishing.Correction.executeNonBreakingSpaceBetweenSeries?language=Basic&amp;location=application"
'  sCmdLable = "с._№"
'  nCount = 10
'  oToolbarItem = CreateSimpleToolbarItem( sCmdID, sCmdLable )
'  oTBSettings.insertByIndex( nCount, oToolbarItem )

'  sCmdID   = "vnd.sun.star.script:Publishing.Correction.executeNonBreakingSpaceBetweenPart?language=Basic&amp;location=application"
'  sCmdLable = "ч._№"
'  nCount = 11
'  oToolbarItem = CreateSimpleToolbarItem( sCmdID, sCmdLable )
'  oTBSettings.insertByIndex( nCount, oToolbarItem )
  
'    sCmdID   = "vnd.sun.star.script:Publishing.Correction.executeNonBreakingSpaceBetweenYear?language=Basic&amp;location=application"
'  sCmdLable = "г._№"
'  nCount = 12
'  oToolbarItem = CreateSimpleToolbarItem( sCmdID, sCmdLable )
'  oTBSettings.insertByIndex( nCount, oToolbarItem )
  
 ' 'sCmdID   = "vnd.sun.star.script:Publishing.Correction.executeNonBreakingSpaceBetweenPageNum?language=Basic&amp;location=application"
 ' 'sCmdLable = "с._№"
 ' 'nCount = 14
 ' 'oToolbarItem = CreateSimpleToolbarItem( sCmdID, sCmdLable )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pageBreaks.executeShrinkPageContent?language=Basic&amp;location=application"
  sCmdLable = "Разрыв со сжатием"
  nCount = 2
  oToolbarItem = CreateSimpleToolbarItem( sCmdID, sCmdLable )
  oTBSettings.insertByIndex( nCount, oToolbarItem )
  
    sCmdID   = "vnd.sun.star.script:Publishing.pageBreaks.executeSplitPages?language=Basic&amp;location=application"
  sCmdLable = "Разрыв"
  nCount = 3
  oToolbarItem = CreateSimpleToolbarItem( sCmdID, sCmdLable )
  oTBSettings.insertByIndex( nCount, oToolbarItem )

  sCmdID   = "vnd.sun.star.script:Publishing.Correction.executeMakeMeHappy?language=Basic&amp;location=application"
  sCmdLable = "Ошибки"
  nCount = 4
  oToolbarItem = CreateSimpleToolbarItem( sCmdID, sCmdLable )
  oTBSettings.insertByIndex( nCount, oToolbarItem )
  
  sCmdID   = "vnd.sun.star.script:Publishing.CleanManualFormat.executeClean?language=Basic&amp;location=application"
  sCmdLable = "Формат"
  nCount = 5
  oToolbarItem = CreateSimpleToolbarItem( sCmdID, sCmdLable )
  oTBSettings.insertByIndex( nCount, oToolbarItem )
  
  sCmdID   = "vnd.sun.star.script:Publishing.Correction.executeGothToArabicD?language=Basic&amp;location=application"
  sCmdLable = "Goth2ArabicD"
  nCount = 6
  oToolbarItem = CreateSimpleToolbarItem( sCmdID, sCmdLable )
  oTBSettings.insertByIndex( nCount, oToolbarItem )
  
  sCmdID   = "vnd.sun.star.script:Publishing.Correction.executeArabicDToGoth?language=Basic&amp;location=application"
  sCmdLable = "ArabicD2Goth"
  nCount = 7
  oToolbarItem = CreateSimpleToolbarItem( sCmdID, sCmdLable )
  oTBSettings.insertByIndex( nCount, oToolbarItem )
  
  sCmdID   = "vnd.sun.star.script:Publishing.unusedStyles.executeRemoveUnusedStyles?language=Basic&amp;location=application"
  sCmdLable = "Пустые стили"
  nCount = 8
  oToolbarItem = CreateSimpleToolbarItem( sCmdID, sCmdLable )
  oTBSettings.insertByIndex( nCount, oToolbarItem )
  
  sCmdID   = "vnd.sun.star.script:Publishing.CleanManualFormat.executeReplaceFonts?language=Basic&amp;location=application"
  sCmdLable = "ШрифтыВстили"
  nCount = 9
  oToolbarItem = CreateSimpleToolbarItem( sCmdID, sCmdLable )
  oTBSettings.insertByIndex( nCount, oToolbarItem )
  
  sCmdID   = "vnd.sun.star.script:Publishing.CleanManualFormat.NotesCleanStyle?language=Basic&amp;location=application"
  sCmdLable = "СтилиСносок"
  nCount = 10
  oToolbarItem = CreateSimpleToolbarItem( sCmdID, sCmdLable )
  oTBSettings.insertByIndex( nCount, oToolbarItem )
  
  sCmdID   = "vnd.sun.star.script:Publishing.Indd.executeInsertINDDPageBreaks?language=Basic&amp;location=application"
  sCmdLable = "Indd"
  nCount = 11
  oToolbarItem = CreateSimpleToolbarItem( sCmdID, sCmdLable )
  oTBSettings.insertByIndex( nCount, oToolbarItem )
  
  sCmdID   = "vnd.sun.star.script:Publishing.Indd.CreateBidirectionalLink?language=Basic&amp;location=application"
  sCmdLable = "CreateBidirectionalLink"
  nCount = 12
  oToolbarItem = CreateSimpleToolbarItem( sCmdID, sCmdLable )
  oTBSettings.insertByIndex( nCount, oToolbarItem )
  
  sCmdID   = "vnd.sun.star.script:Publishing.Correction.TimesArabicToAriabicD?language=Basic&amp;location=application"
  sCmdLable = "TimesArabicToArabicD"
  nCount = 13
  oToolbarItem = CreateSimpleToolbarItem( sCmdID, sCmdLable )
  oTBSettings.insertByIndex( nCount, oToolbarItem )
  
  sCmdID   = "vnd.sun.star.script:Publishing.Correction.badGothToArabicD?language=Basic&amp;location=application"
  sCmdLable = "BadGothToArabicD"
  nCount = 14
  oToolbarItem = CreateSimpleToolbarItem( sCmdID, sCmdLable )
  oTBSettings.insertByIndex( nCount, oToolbarItem )
  
  sCmdID   = "vnd.sun.star.script:Publishing.Correction.fixSpaces?language=Basic&amp;location=application"
  sCmdLable = "fixSpaces"
  nCount = 15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Create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REM *** Create a button for our new custom toolbar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sCmdID   = "vnd.sun.star.script:Publishing.Correction.executeGothToArabicD?language=Basic&amp;location=application"
  sCmdLable = "Goth2ArabicD"
  nCount = 5
  oToolbarItem = CreateSimpleToolbarItem( sCmdID, sCmdLable )
  oTBSettings.insertByIndex( nCount, oToolbarItem )
  
  sCmdID   = "vnd.sun.star.script:Publishing.Correction.executeArabicDToGoth?language=Basic&amp;location=application"
  sCmdLable = "ArabicD2Goth"
  nCount = 6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pageBreaks.xml><?xml version="1.0" encoding="utf-8"?>
<!DOCTYPE module  PUBLIC '-//OpenOffice.org//DTD OfficeDocument 1.0//EN'  'module.dtd'>
<script:module xmlns:script="http://openoffice.org/2000/script" script:name="pageBreaks" script:language="StarBasic">
Sub ExecuteShrinkPageContent
Dim oViewCursor As Object 'View cursor
Dim oTextCursor 'Text cursor
Dim oSaveEndSelection 'Text cursor
Dim oEnum 'Cursor enumeration
Dim oText 'Text object in current document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Text = ThisComponent.Text
oViewCursor = ThisComponent.CurrentController.getViewCursor()

'Check if we are at start of paragraph go to the end of previous paragraph
If o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Text.createTextCursorByRange(oViewCursor)
'Select last 2 characters
oViewCursor.goLeft(2,true)
If Len(oViewCursor.String) = 2 Then
oLastChars = o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Text.createTextCursorByRange(oViewCursor)


oViewCursor.jumpToPreviousPage() 
oViewCursor.jumpToStartOfPage()
oTextCursor = o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ExecuteSplitPages
Dim oViewCursor As Object 'View cursor
Dim oText 'Text object in current document
Dim oSaveEndSelection 'Text cursor
'saveCurrentVersion
oText = ThisComponent.Text
oViewCursor = ThisComponent.CurrentController.getViewCursor()
Dim saveFirstLineIndent As Boolean

'Check if we are at start of paragraph go to the end of previous paragraph
If oText.createTextCursorByRange(oViewCursor).isEndOfParagraph() Then
  oViewCursor.goRight(1,false)
End If
If oText.createTextCursorByRange(oViewCursor).isStartOfParagraph() Then
  saveFirstLineIndent = true
Else 
  saveFirstLineIndent = false
End If

oViewCursor.goRight(1,false)
oSaveEndSelection = oText.createTextCursorByRange(oViewCursor)
'Select last 2 characters
oViewCursor.goLeft(2,true)

If Len(oViewCursor.String) = 2 Then
	'Insert hyphen if needed
	oLastChars = oText.createTextCursorByRange(oViewCursor)
	insertHyphen(oLastChars,oViewCursor)
End If
'Return to initial position
oViewCursor.gotoRange(oSaveEndSelection,false) 'Go to end of text to check page changes
oViewCursor.goLeft(1,false)
insertPageBreak
If Not saveFirstLineIndent Then
  oTextCursor = o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Text = ThisComponent.Text
oViewCursor = ThisComponent.CurrentController.getViewCursor()
oSaveEndSelection = oText.createTextCursorByRange(oViewCursor)
REM oViewCursor.getText.insertString(oViewCursor.getStart(), CHR$(257), False)
'If Not oViewCursor.jumpToPreviousPage() Then Exit Sub
oViewCursor.jumpToPreviousPage() 
oViewCursor.jumpToStartOfPage()

'oViewCursor.goUp(10,true)
'oViewCursor.getPage()
oTextCursor = o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library>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